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rsid="000f62c1" officeooo:paragraph-rsid="000f62c1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f62c1" officeooo:paragraph-rsid="000f62c1"/>
    </style:style>
    <style:style style:name="T1" style:family="text">
      <style:text-properties style:font-name-complex="Calibri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a) 3</text:p>
      <text:p text:style-name="P2">b) Error since x is still unbound in the first <draw:frame draw:style-name="fr1" draw:name="Object1" text:anchor-type="as-char" svg:y="-0.1484in" svg:width="0.2571in" svg:height="0.1839in" draw:z-index="0"><draw:object xlink:href="./Object 1" xlink:type="simple" xlink:show="embed" xlink:actuate="onLoad"/><draw:image xlink:href="./ObjectReplacements/Object 1" xlink:type="simple" xlink:show="embed" xlink:actuate="onLoad"/></draw:frame> expressio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style:writing-mode="rl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l</meta:initial-creator>
    <meta:creation-date>2015-03-11T20:33:00</meta:creation-date>
    <dc:date>2015-03-27T13:13:49.438620311</dc:date>
    <meta:editing-cycles>3</meta:editing-cycles>
    <meta:editing-duration>PT1M</meta:editing-duration>
    <meta:document-statistic meta:table-count="0" meta:image-count="0" meta:object-count="1" meta:page-count="1" meta:paragraph-count="3" meta:word-count="14" meta:character-count="65" meta:non-whitespace-character-count="53"/>
    <meta:generator>LibreOffice/4.2.7.2$Linux_X86_64 LibreOffice_project/420m0$Build-2</meta:generator>
  </office:meta>
</office:document-meta>
</file>

<file path=Object 1/content.xml><?xml version="1.0" encoding="utf-8"?>
<math xmlns="http://www.w3.org/1998/Math/MathML" display="block">
  <semantics>
    <mi mathvariant="italic">let</mi>
    <annotation encoding="StarMath 5.0">let</annotation>
  </semantics>
</math>
</file>